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Archiv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ndleArchive.getActivator( IModule modu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undleArchive.getLoca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undleArchive.getRevision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Archive.setRefreshCount( long coun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undleArchive.getI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undleArchive.getCurrentLoca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undleArchive.setActivator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undleArchive.setStartLevel( int lev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undleArchive.undoRevi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undleArchive.setLastModified( long lastModifi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undleArchive.getRevisionLocation( int revi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undleArchive.setRevisionLocation( String location , int revi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undleArchive.BundleArchive( Logger logger , File archiveRootDir , long id , String location ,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ndleArchive.BundleArch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ndleArchive.getPersistentSt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BundleArchive.getRevision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ndleArchive.setCurrentLocation( String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undleArchive.getStartLeve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undleArchive.getLastModifie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undleArchive.purg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undleArchive.createRevisionFromLocation( String location , InputStream i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BundleArchive.setPersistentState( int st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BundleArchive.BundleArchive( Logger logger , File archiveRoot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undleArchive.revise( String location , InputStream i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undleArchive.getDataFile( String fil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undleArchive.getRefreshCou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undleArchive.initial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